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40pt" fo:font-style="normal" style:text-underline-style="solid" style:text-underline-width="auto" style:text-underline-color="font-color" fo:font-weight="bold" officeooo:rsid="000baa12" officeooo:paragraph-rsid="000baa12" style:font-size-asian="35pt" style:font-style-asian="normal" style:font-weight-asian="bold" style:font-size-complex="40pt" style:font-style-complex="normal" style:font-weight-complex="bold"/>
    </style:style>
    <style:style style:name="P2" style:family="paragraph" style:parent-style-name="Standard">
      <style:text-properties officeooo:rsid="000baa12" officeooo:paragraph-rsid="000baa12"/>
    </style:style>
    <style:style style:name="P3" style:family="paragraph" style:parent-style-name="Standard">
      <style:text-properties officeooo:paragraph-rsid="000baa12"/>
    </style:style>
    <style:style style:name="P4" style:family="paragraph" style:parent-style-name="Standard">
      <style:text-properties officeooo:rsid="001032ee" officeooo:paragraph-rsid="001032ee"/>
    </style:style>
    <style:style style:name="P5" style:family="paragraph" style:parent-style-name="Standard">
      <style:text-properties officeooo:paragraph-rsid="000baa1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aa12" style:font-size-asian="14pt" style:font-size-complex="14pt"/>
    </style:style>
    <style:style style:name="T3" style:family="text">
      <style:text-properties fo:font-size="14pt" officeooo:rsid="000d7c84" style:font-size-asian="14pt" style:font-size-complex="14pt"/>
    </style:style>
    <style:style style:name="T4" style:family="text">
      <style:text-properties fo:font-size="14pt" officeooo:rsid="000f0d37" style:font-size-asian="14pt" style:font-size-complex="14pt"/>
    </style:style>
    <style:style style:name="T5" style:family="text">
      <style:text-properties fo:font-size="14pt" officeooo:rsid="00106a57" style:font-size-asian="14pt" style:font-size-complex="14pt"/>
    </style:style>
    <style:style style:name="T6" style:family="text">
      <style:text-properties fo:font-size="14pt" officeooo:rsid="00165e67" style:font-size-asian="14pt" style:font-size-complex="14pt"/>
    </style:style>
    <style:style style:name="T7" style:family="text">
      <style:text-properties fo:font-size="14pt" officeooo:rsid="00174d59" style:font-size-asian="14pt" style:font-size-complex="14pt"/>
    </style:style>
    <style:style style:name="T8" style:family="text">
      <style:text-properties fo:font-size="14pt" officeooo:rsid="00186043" style:font-size-asian="14pt" style:font-size-complex="14pt"/>
    </style:style>
    <style:style style:name="T9" style:family="text">
      <style:text-properties fo:font-size="14pt" officeooo:rsid="0018e4dd" style:font-size-asian="14pt" style:font-size-complex="14pt"/>
    </style:style>
    <style:style style:name="T10" style:family="text">
      <style:text-properties fo:font-size="14pt" officeooo:rsid="001ad232" style:font-size-asian="14pt" style:font-size-complex="14pt"/>
    </style:style>
    <style:style style:name="T11" style:family="text">
      <style:text-properties fo:font-size="14pt" officeooo:rsid="001b65bc" style:font-size-asian="14pt" style:font-size-complex="14pt"/>
    </style:style>
    <style:style style:name="T12" style:family="text">
      <style:text-properties fo:font-size="14pt" officeooo:rsid="001e7069" style:font-size-asian="14pt" style:font-size-complex="14pt"/>
    </style:style>
    <style:style style:name="T13" style:family="text">
      <style:text-properties fo:font-size="14pt" officeooo:rsid="001ff3ab" style:font-size-asian="14pt" style:font-size-complex="14pt"/>
    </style:style>
    <style:style style:name="T14" style:family="text">
      <style:text-properties fo:font-size="14pt" officeooo:rsid="0021d6f7" style:font-size-asian="14pt" style:font-size-complex="14pt"/>
    </style:style>
    <style:style style:name="T15" style:family="text">
      <style:text-properties fo:font-size="14pt" officeooo:rsid="00220bc1" style:font-size-asian="14pt" style:font-size-complex="14pt"/>
    </style:style>
    <style:style style:name="T16" style:family="text">
      <style:text-properties fo:font-size="14pt" officeooo:rsid="0023bce1" style:font-size-asian="14pt" style:font-size-complex="14pt"/>
    </style:style>
    <style:style style:name="T17" style:family="text">
      <style:text-properties fo:font-size="14pt" officeooo:rsid="00278ef9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2">The short story “The Story of an Hour” </text:span><text:span text:style-name="T3">by Kate Chopin deals with a wom</text:span><text:span text:style-name="T4">a</text:span><text:span text:style-name="T3">n with heart problems and the apparent decease of her husband.</text:span></text:p>
      <text:p text:style-name="P3"><text:span text:style-name="T3"/></text:p>
      <text:p text:style-name="P4"><text:span text:style-name="T3">I</text:span><text:span text:style-name="T1">t begins with the sister and a friend of the protagonist’s husband, telling her, that he died in a </text:span><text:span text:style-name="T5">railroad</text:span><text:span text:style-name="T1"> accident. </text:span><text:span text:style-name="T6">After </text:span><text:span text:style-name="T7">taking in the information and </text:span><text:span text:style-name="T8">crying into her sisters arms, </text:span><text:span text:style-name="T7">t</text:span><text:span text:style-name="T6">he wom</text:span><text:span text:style-name="T14">a</text:span><text:span text:style-name="T6">n then retreats into her chambers </text:span><text:span text:style-name="T8">and takes a seat. </text:span><text:span text:style-name="T9">She takes in the impressions of outside the house through an open window and then </text:span><text:span text:style-name="T10">suddenly accepts the loss </text:span><text:span text:style-name="T11">like an illumination of disgrief. </text:span><text:span text:style-name="T12">After she shooed her sister away, who was </text:span><text:span text:style-name="T13">asking her to open the door, the woman </text:span><text:span text:style-name="T16">continues to </text:span><text:span text:style-name="T15">take in the new life. Suddenly her husband comes home, unharmed, since he was not involved in the accident. His friend fails to cover him </text:span><text:span text:style-name="T17">from her sight </text:span><text:span text:style-name="T15">and the woman dies of heart diseas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40pt" fo:font-style="normal" style:text-underline-style="solid" style:text-underline-width="auto" style:text-underline-color="font-color" fo:font-weight="bold" officeooo:rsid="000baa12" officeooo:paragraph-rsid="000baa12" style:font-size-asian="35pt" style:font-style-asian="normal" style:font-weight-asian="bold" style:font-size-complex="40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 Story of an Hou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8:33:36.188000000</meta:creation-date>
    <dc:date>2022-09-24T20:12:45.550000000</dc:date>
    <meta:editing-duration>PT1H38M46S</meta:editing-duration>
    <meta:editing-cycles>27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3" meta:word-count="150" meta:character-count="823" meta:non-whitespace-character-count="676"/>
  </office:meta>
</office:document-meta>
</file>